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Heading_20_2">
      <style:paragraph-properties fo:margin-top="0.25in" fo:margin-bottom="0.0835in" loext:contextual-spacing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ject: <text:span text:style-name="T1">Raise cash for [school name] by getting people to use green energy</text:span></text:p>
      <text:p text:style-name="P1"/>
      <text:p text:style-name="P1">Hi, </text:p>
      <text:p text:style-name="P1"/>
      <text:p text:style-name="P1">I thought you might be interested in a new way to raise money for [school name] that I’ve been working on.</text:p>
      <text:p text:style-name="P1"/>
      <text:p text:style-name="P1">[your collective switching scheme] is a new service that helps groups of people switch to a green energy supplier. </text:p>
      <text:p text:style-name="P1"/>
      <text:p text:style-name="P1">For every family you get to pledge, we can give [school name] £25 in referral incentives to spend as you see fit.</text:p>
      <text:p text:style-name="P1"/>
      <text:p text:style-name="P1">We’re able to do this because suppliers offer referral incentives for new customers. If a family has never switched before they will almost certainly save money — and they definitely won’t pay any more.</text:p>
      <text:p text:style-name="P1"/>
      <text:p text:style-name="P1">It’s greener, cheaper energy from better energy companies.</text:p>
      <text:p text:style-name="P1"/>
      <text:p text:style-name="P1">We’re looking for schools to take part in this scheme — is this something you’d be interested in? If so, perhaps we could arrange a call?</text:p>
      <text:p text:style-name="P1"/>
      <text:p text:style-name="P1">Look forward to hearing from you,</text:p>
      <text:p text:style-name="P1">[Sender]</text:p>
      <text:p text:style-name="P3"><text:bookmark text:name="_ssvqurd3ykc5"/>What you get</text:p>
      <text:p text:style-name="P1">£25 for every family that switches to a green energy company</text:p>
      <text:p text:style-name="P1"/>
      <text:p text:style-name="P1">Regular reports on how many families have switched, how much money you’ve raised, and how much CO2 your school has saved.</text:p>
      <text:p text:style-name="P1"/>
      <text:p text:style-name="P1">Ready-made website and templates for flyers, tweets, emails and texts to send to families.</text:p>
      <text:p text:style-name="P3"><text:bookmark text:name="_kr9je3238y3k"/>How it works</text:p>
      <text:p text:style-name="P1"><text:soft-page-break/>You’re not asking families for money — you’re asking them to switch energy supplier. </text:p>
      <text:p text:style-name="P1"/>
      <text:p text:style-name="P1">We find the best deal for the family — from a 100% renewable energy company. </text:p>
      <text:p text:style-name="P1"/>
      <text:p text:style-name="P1">If they’ve never switched before — they will save money.</text:p>
      <text:p text:style-name="P3"><text:bookmark text:name="_ql80etxu78wl"/>What’s next</text:p>
      <text:p text:style-name="P1">If you think this sounds like a good idea for [school name] — get in touch and we’ll take through getting you set u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262" meta:character-count="1491" meta:non-whitespace-character-count="1239"/>
    <meta:generator>LibreOfficeDev/5.1.0.3$Linux_X86_64 LibreOffice_project/</meta:generator>
  </office:meta>
</office:document-meta>
</file>